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6pt" fo:font-weight="bold" officeooo:rsid="001746bb" officeooo:paragraph-rsid="001746bb" style:font-size-asian="26pt" style:font-weight-asian="bold" style:font-size-complex="26pt" style:font-weight-complex="bold"/>
    </style:style>
    <style:style style:name="P2" style:family="paragraph" style:parent-style-name="Standard">
      <style:text-properties fo:font-size="18pt" fo:font-weight="bold" officeooo:rsid="00174d86" officeooo:paragraph-rsid="00174d86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1849d0" officeooo:paragraph-rsid="001849d0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849d0" officeooo:paragraph-rsid="001c49e8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9ac1e" officeooo:paragraph-rsid="0019ac1e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b5725" officeooo:paragraph-rsid="001b5725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1c49e8" officeooo:paragraph-rsid="001c49e8" style:font-size-asian="18pt" style:font-weight-asian="bold" style:font-size-complex="18pt" style:font-weight-complex="bold"/>
    </style:style>
    <style:style style:name="T1" style:family="text">
      <style:text-properties officeooo:rsid="001c49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ng Module of krishiSevak </text:p>
      <text:p text:style-name="P2">Function to performed by KrishiSevak</text:p>
      <text:p text:style-name="P2">1.Can Create profile of KrishiSevak</text:p>
      <text:p text:style-name="P2">2. Can Insert new krishi equipment details</text:p>
      <text:p text:style-name="P2">3. Can update his existing equipment details</text:p>
      <text:p text:style-name="P2">4. Can delete his existing equipment details.</text:p>
      <text:p text:style-name="P2"/>
      <text:p text:style-name="P3">1. Create profile of KrishiSevak</text:p>
      <text:p text:style-name="P3">Steps:</text:p>
      <text:p text:style-name="P3">1.1 Need to fill up the form with all details</text:p>
      <text:p text:style-name="P3">1.2 Verification of user via SMS and OTP</text:p>
      <text:p text:style-name="P3"/>
      <text:p text:style-name="P3"/>
      <text:p text:style-name="P3">1.1 <text:s/>Need to fill up the form with all details</text:p>
      <text:p text:style-name="P3"/>
      <text:p text:style-name="P4">Details</text:p>
      <text:p text:style-name="P4"><text:span text:style-name="T1">1. Login ID</text:span></text:p>
      <text:p text:style-name="P4"><text:span text:style-name="T1">2. Password</text:span><text:line-break/><text:span text:style-name="T1">3</text:span>. Name</text:p>
      <text:p text:style-name="P3"><text:span text:style-name="T1">4</text:span>. Address</text:p>
      <text:p text:style-name="P3"><text:span text:style-name="T1">5</text:span>. Phone</text:p>
      <text:p text:style-name="P3"><text:span text:style-name="T1">6</text:span>. Type of KrishiSeavak</text:p>
      <text:p text:style-name="P5"><text:span text:style-name="T1">7</text:span>.Photo</text:p>
      <text:p text:style-name="P5"><text:span text:style-name="T1">8</text:span>. About Details</text:p>
      <text:p text:style-name="P6"><text:span text:style-name="T1">9</text:span>.Communication details.</text:p>
      <text:p text:style-name="P6"/>
      <text:p text:style-name="P7">After Creation </text:p>
      <text:p text:style-name="P7">KrishiSevak Id will be created mapped with Login ID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22:15:35.182104279</meta:creation-date>
    <dc:date>2020-05-31T22:49:12.735898445</dc:date>
    <meta:editing-duration>PT33M39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102" meta:character-count="592" meta:non-whitespace-character-count="509"/>
  </office:meta>
</office:document-meta>
</file>